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9pt solid #000000" fo:border-left="none" fo:border-right="0.79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order-left="none" fo:border-right="0.79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9pt solid #000000" fo:border-top="1.5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79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order-bottom="none" fo:border-left="none" fo:border-right="none" fo:border-top="1.56pt solid #000000"/>
    </style:style>
    <style:style style:name="ce7" style:family="table-cell" style:parent-style-name="Default">
      <style:table-cell-properties fo:border-bottom="0.79pt solid #000000" fo:border-left="0.79pt solid #000000" fo:border-right="none" fo:border-top="none"/>
      <style:text-properties style:font-name="Arial1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ce8" style:family="table-cell" style:parent-style-name="Default" style:data-style-name="N108">
      <style:table-cell-properties fo:border-bottom="none" fo:border-left="0.79pt solid #000000" fo:border-right="none" fo:border-top="none"/>
    </style:style>
    <style:style style:name="ce9" style:family="table-cell" style:parent-style-name="Default" style:data-style-name="N108">
      <style:table-cell-properties fo:border-bottom="none" fo:border-left="0.79pt solid #000000" fo:border-right="none" fo:border-top="1.56pt solid #000000"/>
    </style:style>
    <style:style style:name="ce10" style:family="table-cell" style:parent-style-name="Default">
      <style:table-cell-properties fo:border-bottom="none" fo:border-left="0.79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1.56pt solid #000000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<text:span text:style-name="T1">↓ </text:span><text:span text:style-name="T1">Task | </text:span>Name <text:span text:style-name="T1">→</text:span></text:p>
          </table:table-cell>
          <table:table-cell table:style-name="ce4" office:value-type="string" calcext:value-type="string">
            <text:p>Julian Frattini</text:p>
          </table:table-cell>
          <table:table-cell table:style-name="ce4" office:value-type="string" calcext:value-type="string">
            <text:p>Jonas Mayer</text:p>
          </table:table-cell>
          <table:table-cell table:style-name="ce4" office:value-type="string" calcext:value-type="string">
            <text:p>Michael Sailer</text:p>
          </table:table-cell>
          <table:table-cell table:style-name="ce4" office:value-type="string" calcext:value-type="string">
            <text:p>Paul Preißner</text:p>
          </table:table-cell>
          <table:table-cell table:style-name="ce4" office:value-type="string" calcext:value-type="string">
            <text:p>Jean Paul Filho Vieira</text:p>
          </table:table-cell>
          <table:table-cell table:style-name="ce4" office:value-type="string" calcext:value-type="string">
            <text:p>Benedict Drechsler</text:p>
          </table:table-cell>
          <table:table-cell table:style-name="ce7" office:value-type="string" calcext:value-type="string">
            <text:p>Total ↓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lient design/concept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2:.G2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er design/concept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3:.G3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ent implementation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4:.G4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er implementation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5:.G5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ent testing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6:.G6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er testing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7:.G7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work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8:.G8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I Documentation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9:.G9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mediate Presentation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0:.G10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1:.G11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mo Day Content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2:.G12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ent bug fixing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3:.G13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er bug fixing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4:.G14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5:.G15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6:.G16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7:.G17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8:.G18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19:.G19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20:.G20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 table:style-name="ce5" office:value-type="percentage" office:value="0" calcext:value-type="percentage">
            <text:p>0,00%</text:p>
          </table:table-cell>
          <table:table-cell table:style-name="ce8" table:formula="of:=SUM([.B21:.G21])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otal <text:span text:style-name="T1">→</text:span></text:p>
          </table:table-cell>
          <table:table-cell table:style-name="ce6" table:formula="of:=SUM([.B2:.B21])/SUM([.B2:.G21])" office:value-type="string" office:string-value="#DIV/0!" calcext:value-type="error">
            <text:p>#DIV/0!</text:p>
          </table:table-cell>
          <table:table-cell table:style-name="ce6" table:formula="of:=SUM([.C2:.C21])/SUM([.B2:.G21])" office:value-type="string" office:string-value="#DIV/0!" calcext:value-type="error">
            <text:p>#DIV/0!</text:p>
          </table:table-cell>
          <table:table-cell table:style-name="ce6" table:formula="of:=SUM([.D2:.D21])/SUM([.B2:.G21])" office:value-type="string" office:string-value="#DIV/0!" calcext:value-type="error">
            <text:p>#DIV/0!</text:p>
          </table:table-cell>
          <table:table-cell table:style-name="ce6" table:formula="of:=SUM([.E2:.E21])/SUM([.B2:.G21])" office:value-type="string" office:string-value="#DIV/0!" calcext:value-type="error">
            <text:p>#DIV/0!</text:p>
          </table:table-cell>
          <table:table-cell table:style-name="ce6" table:formula="of:=SUM([.F2:.F21])/SUM([.B2:.G21])" office:value-type="string" office:string-value="#DIV/0!" calcext:value-type="error">
            <text:p>#DIV/0!</text:p>
          </table:table-cell>
          <table:table-cell table:style-name="ce6" table:formula="of:=SUM([.G2:.G21])/SUM([.B2:.G21])" office:value-type="string" office:string-value="#DIV/0!" calcext:value-type="error">
            <text:p>#DIV/0!</text:p>
          </table:table-cell>
          <table:table-cell table:style-name="ce9"/>
          <table:table-cell table:style-name="ce11"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P0" style:volatile="true">
      <number:number number:decimal-places="2" number:min-integer-digits="1"/>
      <number:text>%</number:text>
    </number:percentage-style>
    <number:percentage-style style:name="N108">
      <style:text-properties fo:color="#ff0000"/>
      <number:text>-</number:text>
      <number:number number:decimal-places="2" number:min-integer-digits="1"/>
      <number:text>%</number:text>
      <style:map style:condition="value()&gt;=0" style:apply-style-name="N108P0"/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S</meta:editing-duration>
    <meta:editing-cycles>9</meta:editing-cycles>
    <meta:generator>LibreOffice/4.1.3.2$Windows_x86 LibreOffice_project/70feb7d99726f064edab4605a8ab840c50ec57a</meta:generator>
    <dc:date>2015-07-14T21:17:02.209000000</dc:date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